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118000000BAF32F9215.gif" manifest:media-type=""/>
  <manifest:file-entry manifest:full-path="Pictures/10000200000001BA000000E8FE74F8D6.gif" manifest:media-type=""/>
  <manifest:file-entry manifest:full-path="Pictures/10000200000001D30000005DFE995B1F.gif" manifest:media-type=""/>
  <manifest:file-entry manifest:full-path="Pictures/10000200000001D30000004EDFC4393D.gif" manifest:media-type=""/>
  <manifest:file-entry manifest:full-path="Pictures/10000200000000F7000001B132B16D66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Helvetica Neue1" svg:font-family="'Helvetica Neue'" style:font-adornments="UltraLight" style:font-pitch="variable"/>
    <style:font-face style:name="Helvetica Neue LT Std" svg:font-family="'Helvetica Neue LT St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Helvetica Neue1" fo:font-size="80pt" fo:font-weight="100" style:font-size-asian="80pt" style:font-size-complex="80pt"/>
    </style:style>
    <style:style style:name="P2" style:family="paragraph">
      <style:paragraph-properties fo:text-align="center"/>
      <style:text-properties style:font-name="Helvetica Neue1" fo:font-size="60pt" fo:font-weight="100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style:font-name="Helvetica Neue1" fo:font-size="50pt" fo:font-weight="100" style:font-size-asian="50pt" style:font-size-complex="50pt"/>
    </style:style>
    <style:style style:name="P6" style:family="paragraph">
      <style:paragraph-properties fo:text-align="center"/>
      <style:text-properties style:font-name="Helvetica Neue1" fo:font-size="50pt" fo:font-weight="bold" style:font-size-asian="50pt" style:font-weight-asian="bold" style:font-size-complex="50pt" style:font-weight-complex="bold"/>
    </style:style>
    <style:style style:name="T1" style:family="text">
      <style:text-properties style:font-name="Helvetica Neue1" fo:font-size="80pt" fo:font-weight="100" style:font-size-asian="80pt" style:font-size-complex="80pt"/>
    </style:style>
    <style:style style:name="T2" style:family="text">
      <style:text-properties style:font-name="Helvetica Neue1" fo:font-size="60pt" fo:font-weight="100" style:font-size-asian="60pt" style:font-size-complex="60pt"/>
    </style:style>
    <style:style style:name="T3" style:family="text">
      <style:text-properties style:font-name="Helvetica Neue1" fo:font-size="50pt" fo:font-weight="100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2.86cm" svg:height="3.481cm" svg:x="2.54cm" svg:y="7.949cm">
          <draw:text-box>
            <text:p text:style-name="P1"><text:span text:style-name="T1">Granular Synthe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2.86cm" svg:height="2.677cm" svg:x="2.54cm" svg:y="9.05cm">
          <draw:text-box>
            <text:p text:style-name="P2"><text:span text:style-name="T2">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3" draw:layer="layout" svg:width="20.626cm" svg:height="10.825cm" svg:x="3.758cm" svg:y="5.177cm">
          <draw:image xlink:href="Pictures/10000200000001BA000000E8FE74F8D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3" draw:layer="layout" svg:width="11.739cm" svg:height="20.583cm" svg:x="8.021cm" svg:y="0.307cm">
          <draw:image xlink:href="Pictures/10000200000000F7000001B132B16D6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3" draw:layer="layout" svg:width="28.072cm" svg:height="5.588cm" svg:x="0.762cm" svg:y="7.366cm">
          <draw:image xlink:href="Pictures/10000200000001D30000005DFE995B1F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3" draw:layer="layout" svg:width="29.337cm" svg:height="4.898cm" svg:x="-0.127cm" svg:y="8.564cm">
          <draw:image xlink:href="Pictures/10000200000001D30000004EDFC4393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3" draw:layer="layout" svg:width="28.937cm" svg:height="19.218cm" svg:x="-0.489cm" svg:y="-0.168cm">
          <draw:image xlink:href="Pictures/1000020000000118000000BAF32F921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6" draw:layer="layout" svg:width="32.258cm" svg:height="2.351cm" svg:x="-2.086cm" svg:y="9.035cm">
          <draw:text-box>
            <text:p text:style-name="P5"><text:span text:style-name="T3">github.com/sebpiq/pd-rpi-worksho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Helvetica Neue1" svg:font-family="'Helvetica Neue'" style:font-adornments="UltraLight" style:font-pitch="variable"/>
    <style:font-face style:name="Helvetica Neue LT Std" svg:font-family="'Helvetica Neue LT St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23:12:46.498559000</meta:creation-date>
    <dc:date>2014-03-24T23:27:21.111954000</dc:date>
    <meta:editing-duration>PT9M12S</meta:editing-duration>
    <meta:editing-cycles>6</meta:editing-cycles>
    <meta:generator>LibreOffice/4.1.5.3$MacOSX_x86 LibreOffice_project/1c1366bba2ba2b554cd2ca4d87c06da81c05d24</meta:generator>
    <meta:document-statistic meta:object-count="45"/>
  </office:meta>
</office:document-meta>
</file>